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1"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Table_20_Contents">
      <style:paragraph-properties fo:margin-left="0cm" fo:margin-right="0cm" fo:text-indent="0cm" style:auto-text-indent="false"/>
    </style:style>
    <style:style style:name="P11" style:family="paragraph" style:parent-style-name="List_20_Contents">
      <style:paragraph-properties fo:margin-left="0cm" fo:margin-right="0cm" fo:text-indent="0cm" style:auto-text-indent="false"/>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Text_20_body">
      <style:paragraph-properties fo:margin-left="0cm" fo:margin-right="0cm" fo:text-indent="0cm" style:auto-text-indent="false"/>
      <style:text-properties fo:font-size="12pt" style:font-size-asian="12pt" style:font-size-complex="12pt"/>
    </style:style>
    <style:style style:name="P14" style:family="paragraph" style:parent-style-name="Standard">
      <style:paragraph-properties fo:text-align="center" style:justify-single-word="false"/>
    </style:style>
    <style:style style:name="P15" style:family="paragraph" style:parent-style-name="Standard">
      <style:text-properties fo:language="en" fo:country="US"/>
    </style:style>
    <style:style style:name="P16" style:family="paragraph" style:parent-style-name="Standard">
      <style:paragraph-properties fo:break-before="page"/>
    </style:style>
    <style:style style:name="P17" style:family="paragraph" style:parent-style-name="Contents_20_2">
      <style:paragraph-properties>
        <style:tab-stops>
          <style:tab-stop style:position="17.59cm" style:type="right" style:leader-style="dotted" style:leader-text="."/>
        </style:tab-stops>
      </style:paragraph-properties>
    </style:style>
    <style:style style:name="P18" style:family="paragraph" style:parent-style-name="Text_20_body">
      <style:paragraph-properties fo:margin-top="0cm" fo:margin-bottom="0cm"/>
      <style:text-properties fo:font-size="12pt" style:font-size-asian="12pt" style:font-size-complex="12pt"/>
    </style:style>
    <style:style style:name="P19" style:family="paragraph" style:parent-style-name="Text_20_body">
      <style:paragraph-properties fo:margin-top="0cm" fo:margin-bottom="0cm"/>
      <style:text-properties fo:font-size="12pt" fo:language="en" fo:country="US" style:font-size-asian="12pt" style:font-size-complex="12pt"/>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Standard" style:list-style-name="L2"/>
    <style:style style:name="P22" style:family="paragraph" style:parent-style-name="Standard" style:list-style-name="L3"/>
    <style:style style:name="P23" style:family="paragraph" style:parent-style-name="Heading_20_1">
      <style:text-properties fo:language="en" fo:country="US"/>
    </style:style>
    <style:style style:name="P24" style:family="paragraph" style:parent-style-name="Heading_20_1" style:master-page-name="First_20_Page">
      <style:paragraph-properties style:page-number="auto"/>
    </style:style>
    <style:style style:name="P25" style:family="paragraph" style:parent-style-name="Heading_20_1">
      <style:paragraph-properties fo:break-before="page"/>
      <style:text-properties fo:language="en" fo:country="US" style:language-complex="ar" style:country-complex="SA"/>
    </style:style>
    <style:style style:name="P26" style:family="paragraph" style:parent-style-name="Text_20_body" style:list-style-name="L1">
      <style:paragraph-properties fo:margin-top="0cm" fo:margin-bottom="0cm"/>
      <style:text-properties fo:font-size="12pt" style:font-size-asian="12pt" style:font-size-complex="12pt"/>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Arial1" fo:font-size="13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language-complex="ar" style:country-complex="SA"/>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font-name="Times New Roman1" fo:font-size="1pt" style:font-name-asian="Times New Roman1" style:font-name-complex="Times New Roman1"/>
    </style:style>
    <style:style style:name="T12" style:family="text">
      <style:text-properties style:use-window-font-color="true" style:text-outline="false" style:text-line-through-style="none" style:font-name="Arial1" fo:font-size="13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solid" svg:stroke-width="0.101cm" svg:stroke-color="#000000" draw:marker-start="" draw:marker-start-width="0.45cm" draw:marker-start-center="false" draw:marker-end="" draw:marker-end-width="0.45cm" draw:marker-end-center="false" draw:fill="none"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199cm" svg:stroke-color="#000000" draw:marker-start="" draw:marker-start-width="0.6cm" draw:marker-start-center="false" draw:marker-end=""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61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487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199cm" svg:stroke-color="#000000" draw:marker-start="Arrow" draw:marker-start-width="0.6cm" draw:marker-start-center="false" draw:marker-end="Arrow" draw:marker-end-width="0.6cm" draw:marker-end-center="false" draw:fill="none"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1.222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101cm" svg:stroke-color="#000000" draw:marker-start="Symmetric_20_Arrow" draw:marker-start-width="0.45cm" draw:marker-start-center="false" draw:marker-end="Symmetric_20_Arrow" draw:marker-end-width="0.45cm" draw:marker-end-center="false" draw:fill="none"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2" style:family="graphic">
      <style:graphic-properties style:run-through="foreground"/>
    </style:style>
    <style:style style:name="gr13" style:family="graphic">
      <style:graphic-properties draw:stroke="solid" svg:stroke-width="0.101cm" svg:stroke-color="#000000" draw:marker-start="" draw:marker-start-width="0.45cm" draw:marker-start-center="false" draw:marker-end="" draw:marker-end-width="0.45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4" style:family="graphic">
      <style:graphic-properties draw:stroke="solid" svg:stroke-width="0.101cm" svg:stroke-color="#000000" draw:marker-start="" draw:marker-start-width="0.45cm" draw:marker-start-center="false" draw:marker-end="Circle"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text:id="ct279981896">
          <text:insertion>
            <office:change-info>
              <dc:creator>Bob Jacobsen</dc:creator>
              <dc:date>2009-01-24T18:15:00</dc:date>
            </office:change-info>
          </text:insertion>
        </text:changed-region>
        <text:changed-region text:id="ct281181120">
          <text:insertion>
            <office:change-info>
              <dc:creator>Unknown Author</dc:creator>
              <dc:date>2009-08-17T16:38:00</dc:date>
            </office:change-info>
          </text:insertion>
        </text:changed-region>
        <text:changed-region text:id="ct280068720">
          <text:insertion>
            <office:change-info>
              <dc:creator>Unknown Author</dc:creator>
              <dc:date>2009-08-17T16:39:00</dc:date>
            </office:change-info>
          </text:insertion>
        </text:changed-region>
        <text:changed-region text:id="ct280042304">
          <text:insertion>
            <office:change-info>
              <dc:creator>Unknown Author</dc:creator>
              <dc:date>2009-08-17T16:38:00</dc:date>
            </office:change-info>
          </text:insertion>
        </text:changed-region>
        <text:changed-region text:id="ct280857552">
          <text:insertion>
            <office:change-info>
              <dc:creator>Unknown Author</dc:creator>
              <dc:date>2009-08-17T16:39:00</dc:date>
            </office:change-info>
          </text:insertion>
        </text:changed-region>
        <text:changed-region text:id="ct281256128">
          <text:insertion>
            <office:change-info>
              <dc:creator>Unknown Author</dc:creator>
              <dc:date>2009-08-17T16:40:00</dc:date>
            </office:change-info>
          </text:insertion>
        </text:changed-region>
        <text:changed-region text:id="ct280274168">
          <text:insertion>
            <office:change-info>
              <dc:creator>Unknown Author</dc:creator>
              <dc:date>2009-08-17T16:40:00</dc:date>
            </office:change-info>
          </text:insertion>
        </text:changed-region>
        <text:changed-region text:id="ct281128384">
          <text:insertion>
            <office:change-info>
              <dc:creator>Unknown Author</dc:creator>
              <dc:date>2009-08-17T16:41:00</dc:date>
            </office:change-info>
          </text:insertion>
        </text:changed-region>
        <text:changed-region text:id="ct213513888">
          <text:deletion>
            <office:change-info>
              <dc:creator>Unknown Author</dc:creator>
              <dc:date>2009-08-17T16:41:00</dc:date>
            </office:change-info>
            <text:p text:style-name="Standard"><text:s/>e</text:p>
          </text:deletion>
        </text:changed-region>
        <text:changed-region text:id="ct213513424">
          <text:deletion>
            <office:change-info>
              <dc:creator>Unknown Author</dc:creator>
              <dc:date>2009-08-17T16:41:00</dc:date>
            </office:change-info>
            <text:p text:style-name="Standard">256</text:p>
          </text:deletion>
        </text:changed-region>
        <text:changed-region text:id="ct213512896">
          <text:insertion>
            <office:change-info>
              <dc:creator>Unknown Author</dc:creator>
              <dc:date>2009-08-17T16:42:00</dc:date>
            </office:change-info>
          </text:insertion>
        </text:changed-region>
        <text:changed-region text:id="ct213512432">
          <text:deletion>
            <office:change-info>
              <dc:creator>Unknown Author</dc:creator>
              <dc:date>2009-08-17T16:42:00</dc:date>
            </office:change-info>
            <text:p text:style-name="Standard"><text:s/>or</text:p>
          </text:deletion>
        </text:changed-region>
        <text:changed-region text:id="ct213511984">
          <text:insertion>
            <office:change-info>
              <dc:creator>Unknown Author</dc:creator>
              <dc:date>2009-08-17T16:42:00</dc:date>
            </office:change-info>
          </text:insertion>
        </text:changed-region>
        <text:changed-region text:id="ct279522448">
          <text:deletion>
            <office:change-info>
              <dc:creator>Unknown Author</dc:creator>
              <dc:date>2009-08-17T16:42:00</dc:date>
            </office:change-info>
            <text:p text:style-name="Standard"><text:s/>or</text:p>
          </text:deletion>
        </text:changed-region>
        <text:changed-region text:id="ct279207168">
          <text:insertion>
            <office:change-info>
              <dc:creator>Unknown Author</dc:creator>
              <dc:date>2009-08-17T16:42:00</dc:date>
            </office:change-info>
          </text:insertion>
        </text:changed-region>
        <text:changed-region text:id="ct279266984">
          <text:insertion>
            <office:change-info>
              <dc:creator>Unknown Author</dc:creator>
              <dc:date>2009-08-17T16:42:00</dc:date>
            </office:change-info>
          </text:insertion>
        </text:changed-region>
        <text:changed-region text:id="ct279583728">
          <text:insertion>
            <office:change-info>
              <dc:creator>Unknown Author</dc:creator>
              <dc:date>2009-08-17T16:45:00</dc:date>
            </office:change-info>
          </text:insertion>
        </text:changed-region>
        <text:changed-region text:id="ct215403944">
          <text:deletion>
            <office:change-info>
              <dc:creator>Unknown Author</dc:creator>
              <dc:date>2009-08-17T16:45:00</dc:date>
            </office:change-info>
            <text:p text:style-name="Standard">can</text:p>
          </text:deletion>
        </text:changed-region>
        <text:changed-region text:id="ct215403736">
          <text:insertion>
            <office:change-info>
              <dc:creator>Unknown Author</dc:creator>
              <dc:date>2009-08-17T16:45:00</dc:date>
            </office:change-info>
          </text:insertion>
        </text:changed-region>
        <text:changed-region text:id="ct280870408">
          <text:insertion>
            <office:change-info>
              <dc:creator>Unknown Author</dc:creator>
              <dc:date>2009-08-17T16:47:00</dc:date>
            </office:change-info>
          </text:insertion>
        </text:changed-region>
        <text:changed-region text:id="ct279812208">
          <text:insertion>
            <office:change-info>
              <dc:creator>Unknown Author</dc:creator>
              <dc:date>2009-08-17T16:48:00</dc:date>
            </office:change-info>
          </text:insertion>
        </text:changed-region>
        <text:changed-region text:id="ct213511160">
          <text:insertion>
            <office:change-info>
              <dc:creator>Unknown Author</dc:creator>
              <dc:date>2009-08-17T16:48:00</dc:date>
            </office:change-info>
          </text:insertion>
        </text:changed-region>
        <text:changed-region text:id="ct212082592">
          <text:insertion>
            <office:change-info>
              <dc:creator>Unknown Author</dc:creator>
              <dc:date>2009-08-17T16:48:00</dc:date>
            </office:change-info>
          </text:insertion>
        </text:changed-region>
        <text:changed-region text:id="ct136103384">
          <text:insertion>
            <office:change-info>
              <dc:creator>Unknown Author</dc:creator>
              <dc:date>2009-08-17T16:49:00</dc:date>
            </office:change-info>
          </text:insertion>
        </text:changed-region>
        <text:changed-region text:id="ct281197544">
          <text:insertion>
            <office:change-info>
              <dc:creator>Unknown Author</dc:creator>
              <dc:date>2009-08-17T16:52:00</dc:date>
            </office:change-info>
          </text:insertion>
        </text:changed-region>
        <text:changed-region text:id="ct213582640">
          <text:deletion>
            <office:change-info>
              <dc:creator>Unknown Author</dc:creator>
              <dc:date>2009-08-17T16:53:00</dc:date>
            </office:change-info>
            <text:p text:style-name="Standard">bit</text:p>
          </text:deletion>
        </text:changed-region>
        <text:changed-region text:id="ct213582840">
          <text:insertion>
            <office:change-info>
              <dc:creator>Unknown Author</dc:creator>
              <dc:date>2009-08-17T16:53:00</dc:date>
            </office:change-info>
          </text:insertion>
        </text:changed-region>
        <text:changed-region text:id="ct213583040">
          <text:deletion>
            <office:change-info>
              <dc:creator>Unknown Author</dc:creator>
              <dc:date>2009-08-17T16:54:00</dc:date>
            </office:change-info>
            <text:p text:style-name="Standard">had to use</text:p>
          </text:deletion>
        </text:changed-region>
        <text:changed-region text:id="ct213640880">
          <text:insertion>
            <office:change-info>
              <dc:creator>Unknown Author</dc:creator>
              <dc:date>2009-08-17T16:54:00</dc:date>
            </office:change-info>
          </text:insertion>
        </text:changed-region>
        <text:changed-region text:id="ct213640984">
          <text:deletion>
            <office:change-info>
              <dc:creator>Unknown Author</dc:creator>
              <dc:date>2009-08-17T16:54:00</dc:date>
            </office:change-info>
            <text:p text:style-name="Standard">for</text:p>
          </text:deletion>
        </text:changed-region>
        <text:changed-region text:id="ct213641184">
          <text:insertion>
            <office:change-info>
              <dc:creator>Unknown Author</dc:creator>
              <dc:date>2009-08-17T16:54:00</dc:date>
            </office:change-info>
          </text:insertion>
        </text:changed-region>
        <text:changed-region text:id="ct213641384">
          <text:deletion>
            <office:change-info>
              <dc:creator>Unknown Author</dc:creator>
              <dc:date>2009-08-17T16:54:00</dc:date>
            </office:change-info>
            <text:p text:style-name="Standard">their</text:p>
          </text:deletion>
        </text:changed-region>
        <text:changed-region text:id="ct214620448">
          <text:insertion>
            <office:change-info>
              <dc:creator>Unknown Author</dc:creator>
              <dc:date>2009-08-17T16:54:00</dc:date>
            </office:change-info>
          </text:insertion>
        </text:changed-region>
        <text:changed-region text:id="ct214620648">
          <text:insertion>
            <office:change-info>
              <dc:creator>Unknown Author</dc:creator>
              <dc:date>2009-08-17T16:54:00</dc:date>
            </office:change-info>
          </text:insertion>
        </text:changed-region>
        <text:changed-region text:id="ct214620848">
          <text:deletion>
            <office:change-info>
              <dc:creator>Unknown Author</dc:creator>
              <dc:date>2009-08-17T16:55:00</dc:date>
            </office:change-info>
            <text:p text:style-name="Standard">use</text:p>
          </text:deletion>
        </text:changed-region>
        <text:changed-region text:id="ct214620952">
          <text:insertion>
            <office:change-info>
              <dc:creator>Unknown Author</dc:creator>
              <dc:date>2009-08-17T16:55:00</dc:date>
            </office:change-info>
          </text:insertion>
        </text:changed-region>
        <text:changed-region text:id="ct281342592">
          <text:insertion>
            <office:change-info>
              <dc:creator>Unknown Author</dc:creator>
              <dc:date>2009-08-17T16:55:00</dc:date>
            </office:change-info>
          </text:insertion>
        </text:changed-region>
        <text:changed-region text:id="ct136430608">
          <text:insertion>
            <office:change-info>
              <dc:creator>Unknown Author</dc:creator>
              <dc:date>2009-08-17T16:56:00</dc:date>
            </office:change-info>
          </text:insertion>
        </text:changed-region>
        <text:changed-region text:id="ct136430808">
          <text:insertion>
            <office:change-info>
              <dc:creator>Unknown Author</dc:creator>
              <dc:date>2009-08-17T16:56:00</dc:date>
            </office:change-info>
          </text:insertion>
        </text:changed-region>
        <text:changed-region text:id="ct279553520">
          <text:insertion>
            <office:change-info>
              <dc:creator>Unknown Author</dc:creator>
              <dc:date>2009-08-17T16:56:00</dc:date>
            </office:change-info>
          </text:insertion>
        </text:changed-region>
        <text:changed-region text:id="ct136430912">
          <text:deletion>
            <office:change-info>
              <dc:creator>Unknown Author</dc:creator>
              <dc:date>2009-08-17T16:56:00</dc:date>
            </office:change-info>
            <text:p text:style-name="Standard">,</text:p>
          </text:deletion>
        </text:changed-region>
        <text:changed-region text:id="ct279553720">
          <text:insertion>
            <office:change-info>
              <dc:creator>Unknown Author</dc:creator>
              <dc:date>2009-08-17T16: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Executive Summary</text:h>
      <text:p text:style-name="P13"><text:span text:style-name="T7">This document provides an overview of the NMRAnet</text:span><text:span text:style-name="T10">TM</text:span><text:span text:style-name="T7"> layout control bus that is intended to control the operation of accessories and trains on a model layout. Further details will be available in other Standards and Recommended Practice documents in the 9.6 group. <text:line-break/><text:line-break/>Guiding Principles and Design Philosophy:</text:span></text:p>
      <text:list xml:id="list36576065" text:style-name="L1">
        <text:list-item>
          <text:p text:style-name="P26">Robust yet cost effective, easy to use, plug-n-play, but allows analysis and diagnostics</text:p>
        </text:list-item>
        <text:list-item>
          <text:p text:style-name="P26">Suitable from novice to aggregate and museum layouts.</text:p>
        </text:list-item>
        <text:list-item>
          <text:p text:style-name="P26">Top-down design with bottom-up implementation reality-checks.</text:p>
        </text:list-item>
        <text:list-item>
          <text:p text:style-name="P26">Elegance and uniformity that can be applied across multiple networking technologies.</text:p>
        </text:list-item>
        <text:list-item>
          <text:p text:style-name="P26">Maintain manufacturer choice of implementation, and for further development. </text:p>
        </text:list-item>
        <text:list-item>
          <text:p text:style-name="P26">Use of existing standardized and commodity hardware/software</text:p>
        </text:list-item>
        <text:list-item>
          <text:p text:style-name="P26">No requirement for a PC or complicated tools for simple layouts, but the ability to use these as the layout expands. </text:p>
        </text:list-item>
        <text:list-item>
          <text:p text:style-name="P26">Design for the future and do not focus solely on current technology choices. </text:p>
        </text:list-item>
        <text:list-item>
          <text:p text:style-name="P26">Standards conformance validation must require minimal effort.</text:p>
        </text:list-item>
      </text:list>
      <text:p text:style-name="P18"/>
      <text:p text:style-name="P19">NMRAnet defines a set of Common Messages that include: Consumer-Producer Events; Directed Configuration messages; and Streams that are media and transport agnostic. In addition, NMRAnet <text:s/>defines specific application of these Common Messages to Media-Specific Messages on a variety of transports, including but not exclusive to: CAN, Ethernet, and wireless. </text:p>
      <text:p text:style-name="P19"/>
      <text:p text:style-name="P19">In addition, NMRAnet is designed to use one or more net-segments which may involve one or more media. <text:s/>NMRAnet allows the ease of use to implement a novice-layout involving only one segment, to very large layouts involving many segments. <text:s/>This is accomplished by defining both simple messaging for use on small layouts, but also more sophis<text:change-start text:change-id="ct279981896"/>t<text:change-end text:change-id="ct279981896"/>icated mechanisms such as <text:s/>routing, which allow very large layouts to function.</text:p>
      <text:h text:style-name="P25" text:outline-level="1">Introduction</text:h>
      <text:p text:style-name="Standard"><text:span text:style-name="T8">This document provides an overview of the NMRAnet</text:span><text:span text:style-name="T6">TM</text:span><text:span text:style-name="T8"> layout control bus that is intended to control the operation of accessories and trains on a model layout. Other Standards and Recommended Practice documents in the 9.6 group describe the NMRAnet in more detail. This document is intended to give the reader a good appreciation of the main features and benefits of the NMRAnet 9.6 design. Please note that NMRAnet is still in the design phase and prototyping phase, but it was considered important at this stage to describe the NMRAnet design in sufficient detail for others to review and comment on and so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36598666" text:style-name="L2">
        <text:list-item>
          <text:p text:style-name="P21">The NMRAnet must be robust yet cost effective, easy to use, plug-n-play, provide means to to attach a network monitoring tool to analyze behavior and diagnose faults.</text:p>
        </text:list-item>
        <text:list-item>
          <text:p text:style-name="P21">A single system that is suitable for novices to aggregate meets and museum layouts.</text:p>
        </text:list-item>
        <text:list-item>
          <text:p text:style-name="P21">The top-down design with bottom-up implementation reality checks.</text:p>
        </text:list-item>
        <text:list-item>
          <text:p text:style-name="P21">Elegant structure and uniformity that can be applied across multiple networking technologies.</text:p>
        </text:list-item>
        <text:list-item>
          <text:p text:style-name="P21">Openness for manufacturer choice of implementation, and for further development. No fixed media, microcomputers, etc.</text:p>
        </text:list-item>
        <text:list-item>
          <text:p text:style-name="P21">Use of existing standardized and commodity hardware/software: Consumer/Producer; CAN, Wireless, Ethernet TCP/IP, routing, etc.</text:p>
        </text:list-item>
        <text:list-item>
          <text:p text:style-name="P21">Configuration and running must not require a PC or complicated tools for simple layouts. However as the layout expands and more complicated configuration choices are made, the system should be able to simply expand, and not require starting over. <text:s/></text:p>
        </text:list-item>
        <text:list-item>
          <text:p text:style-name="P21">Design for the future and do not focus solely on current technology choices. A good NMRAnet design should last many years despite changes in networking technologies over that time. The design needs to be adaptable to exploit new technologies as they develop.</text:p>
        </text:list-item>
        <text:list-item>
          <text:p text:style-name="P21">Standards conformance validation must require minimal effort.</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text:span><text:span text:style-name="T7">accessible technology in 8-bit microprocessors. However it has very limited frame sizes (only 11 bytes) and so it can't do everything we may need. So, while the 9.6 NMRAnet will include features like streaming media and other high bandwidth consuming features that are commonly available, only a subset will be available on the CAN segments. However, to run a layout in the manner similarly to what <text:s/>can be done now using DCC vendor equipment, CAN is very adequate and can handle those duties fine. <text:s/>But, we have deliberately not limited ourselves to what can be done on CAN networks because, in the expected </text:span><text:soft-page-break/><text:span text:style-name="T7">life of NMRAnet, other networking technology choices (particularly wireless) will become commodities, and therefore good candidates for NMRAnet.</text:span></text:p>
      <text:p text:style-name="P15">Also, 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has the potential to greatly simplify the way modular layout clubs configure their systems, as modules can be arranged in any combination, and with purpose-built configuration tools, even that can be substantially automated. While these choices do have a system resource impact, our design pushes the bulk of the additional resource requirements into the gateway nodes as they are likely to be few in number (likely none for many layouts) and are likely to be PCs or that class of device anyway, so the resource impact on small CAN based should be minimal. <text:s/>In addition, design decisions will allow reducing the overhead for CAN nodes. <text:s text:c="2"/></text:p>
      <text:h text:style-name="P23"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begin with <text:s/>a beginning modeler connecting up two boards and extend <text:s/>to <text:s/>huge modular layouts put together by several clubs. To achieve this range, and to allow for future technologies, NMRAnet is defined so that it can communicate via various media. <text:s/>These include <text:s/>CAN, Ethernet and WiFi , but also <text:s/>programs running in a computer as these are considered NMRAnet nodes.</text:p>
      <text:h text:style-name="Heading_20_1" text:outline-level="1">Key Features of the NMRAnet 9.6 Protocol Proposal</text:h>
      <text:p text:style-name="Standard">The key features of this proposal are: </text:p>
      <text:list xml:id="list36575107" text:style-name="L3">
        <text:list-item>
          <text:p text:style-name="P22">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2">At it's basic level, NMRAnet defines a transport layer for several types of data: </text:p>
          <text:list>
            <text:list-item>
              <text:p text:style-name="P22">Events - Fixed length identifiers that can propagate from multiple source nodes to multiple destination nodes. <text:change-start text:change-id="ct281181120"/></text:p>
            </text:list-item>
            <text:list-item>
              <text:p text:style-name="P22">Directed messages <text:change-end text:change-id="ct281181120"/><text:change-start text:change-id="ct280068720"/>–<text:change-end text:change-id="ct280068720"/><text:change-start text:change-id="ct280042304"/> <text:change-end text:change-id="ct280042304"/><text:change-start text:change-id="ct280857552"/>These are used for configuration and other protocols that require messages to be sent to specific nodes. <text:s/>Usingwill likely include throttle and train control messages,<text:change-end text:change-id="ct280857552"/><text:change-start text:change-id="ct281256128"/> <text:s/><text:change-end text:change-id="ct281256128"/></text:p>
            </text:list-item>
            <text:list-item>
              <text:p text:style-name="P22"><text:soft-page-break/>Streams - An efficient way to move a large, variable number of bytes from one node to another. </text:p>
            </text:list-item>
          </text:list>
          <text:p text:style-name="P22">This transport level also has provision for interconnection of independent NMRAnet segments and filtering of messages to reduce traffic. </text:p>
        </text:list-item>
        <text:list-item>
          <text:p text:style-name="P22">NMRAnet defines a global set of common message types and their content. NMRAnet specifies how the common message types are to be used for standard interactions and optional interactions. All NMRAnet nodes must be able to properly take part in standard interactions that are originated from outside the node. </text:p>
        </text:list-item>
        <text:list-item>
          <text:p text:style-name="P22">The format of the common messages is separately specified for each of several wire protocols. The initial wire protocols are CAN and TCP/IP point-to-point; additional ones are envisaged. NMRAnet wire protocols may define additional interactions and messages for specific transport-level uses, e.g. for housekeeping on the local connection. These interactions and messages will be divided into standard forms, which all nodes must implement, and optional forms. </text:p>
        </text:list-item>
        <text:list-item>
          <text:p text:style-name="P22">The NMRAnet as a whole is considered as being comprised of one or more NMRAnet segments interconnected with repeater, bridge or gateway devices that ensure all nodes are able to communicate equally with all other nodes on the NMRAnet. </text:p>
        </text:list-item>
        <text:list-item>
          <text:p text:style-name="P22">Every node has a 48-bit "Node ID number" (NID). The assignment of the NIDs assures they are globally unique. The method of allocating NID ranges is described in another document but<text:change-start text:change-id="ct280274168"/> they are distributed to manufactures, groups <text:change-end text:change-id="ct280274168"/><text:change-start text:change-id="ct281128384"/>and individuals. <text:s/>E<text:change-end text:change-id="ct281128384"/><text:change text:change-id="ct213513888"/>ach manufacturer that has a NMRA DCC Manufacturer Id will have a 24-bit address space allocated for their exclusive use. Large clubs or societies like the NMRA, MERG, FREMO, NTRAK, oNeTRAK etc. can apply for a number range which the group can then subdivide by a membership number, such that by simply being a member of one or more of these groups you will automatically be allocated <text:change text:change-id="ct213513424"/><text:s/>NIDs for your personal DIY use, for each group membership. A mechanism will also be available for individuals to request a range of NIDs for their use.</text:p>
        </text:list-item>
        <text:list-item>
          <text:p text:style-name="P22">There is no hierarchy of nodes<text:change-start text:change-id="ct213512896"/>, <text:change-end text:change-id="ct213512896"/><text:change text:change-id="ct213512432"/><text:s/>node aggregation<text:change-start text:change-id="ct213511984"/>, <text:change-end text:change-id="ct213511984"/><text:change text:change-id="ct279522448"/><text:s/>tree structures<text:change-start text:change-id="ct279207168"/>,<text:change-end text:change-id="ct279207168"/> or segmentation that necessarily filters NMRAnet traffic. The NMRAnet is a flat structure<text:change-start text:change-id="ct279266984"/>,<text:change-end text:change-id="ct279266984"/><text:change-start text:change-id="ct279583728"/>,<text:change-end text:change-id="ct279583728"/> where all nodes are equally accessible and addressable. </text:p>
        </text:list-item>
        <text:list-item>
          <text:p text:style-name="P22">All NMRAnet nodes <text:change text:change-id="ct215403944"/><text:change-start text:change-id="ct215403736"/>have the potential to<text:change-end text:change-id="ct215403736"/> see all NMRAnet messages. However<text:change-start text:change-id="ct280870408"/>,<text:change-end text:change-id="ct280870408"/> the protocol provides access to sufficient information about nodes and events to allow smart gateway nodes to dynamically learn which nodes need are interested in specific events<text:change-start text:change-id="ct279812208"/>,<text:change-end text:change-id="ct279812208"/> and to then selectively forward events seen on one segment<text:change-start text:change-id="ct213511160"/>,<text:change-end text:change-id="ct213511160"/> selectively<text:change-start text:change-id="ct212082592"/>,<text:change-end text:change-id="ct212082592"/> onto the other segments that have nodes that are interested in those events. This is an effective way to reduce network traffic in large NMRAnets with many interconnected network segments.</text:p>
        </text:list-item>
        <text:list-item>
          <text:p text:style-name="P22">All NMRAnet nodes on all segments are uniquely identified by a Node ID number and use this Node ID in all NMRAnet messages as a Source Node ID. </text:p>
        </text:list-item>
        <text:list-item>
          <text:p text:style-name="P22">Any NMRAnet message can be traced back to the originator using the Source Node ID. </text:p>
        </text:list-item>
        <text:list-item>
          <text:p text:style-name="P22">Above the basic transport level, NMRAnet defines methods for<text:change-start text:change-id="ct136103384"/>:<text:change-end text:change-id="ct136103384"/> </text:p>
          <text:list>
            <text:list-item>
              <text:p text:style-name="P22"><text:soft-page-break/>Event transfer for layout control </text:p>
            </text:list-item>
            <text:list-item>
              <text:p text:style-name="P22">Node configuration</text:p>
            </text:list-item>
            <text:list-item>
              <text:p text:style-name="P22">Locomotive Control (although not currently part of the protocol specification)</text:p>
            </text:list-item>
          </text:list>
        </text:list-item>
      </text:list>
      <text:h text:style-name="Heading_20_1" text:outline-level="1">NMRAnet Network Topology</text:h>
      <text:p text:style-name="Standard">A layout with a NMRAnet will require at least one NMRAnet network segment with two Nodes as shown in the diagram below.</text:p>
      <text:p text:style-name="P14"><draw:g text:anchor-type="paragraph" draw:z-index="13" draw:style-name="gr2"><draw:rect draw:style-name="gr3" draw:text-style-name="P30" svg:width="2.428cm" svg:height="1.968cm" svg:x="4.288cm" svg:y="1.937cm"><text:p text:style-name="P29"><text:span text:style-name="T12">Mimic</text:span></text:p><text:p text:style-name="P29"><text:span text:style-name="T12">Controller</text:span></text:p></draw:rect><draw:rect draw:style-name="gr3" draw:text-style-name="P30" svg:width="3.814cm" svg:height="1.639cm" svg:x="3.594cm" svg:y="4.886cm"><text:p text:style-name="P29"><text:span text:style-name="T12">Mimic Panel</text:span></text:p></draw:rect><draw:custom-shape draw:style-name="gr4" draw:text-style-name="P30" svg:width="1.04cm" svg:height="0.983cm" svg:x="4.981cm" svg:y="3.90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5" draw:text-style-name="P30" svg:x1="3.247cm" svg:y1="0.955cm" svg:x2="13.995cm" svg:y2="0.955cm"><text:p/></draw:line><draw:frame draw:style-name="gr6" draw:text-style-name="P32" svg:width="3.469cm" svg:height="0.863cm" svg:x="3.247cm" svg:y="0.3cm"><draw:text-box><text:p text:style-name="P31"><text:span text:style-name="T12">CAN</text:span></text:p></draw:text-box></draw:frame><draw:custom-shape draw:style-name="gr4" draw:text-style-name="P30" svg:width="0.346cm" svg:height="0.981cm" svg:x="5.327cm" svg:y="0.95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0" svg:width="2.428cm" svg:height="1.968cm" svg:x="10.874cm" svg:y="1.937cm"><text:p text:style-name="P29"><text:span text:style-name="T12">Turnout</text:span></text:p><text:p text:style-name="P29"><text:span text:style-name="T12">Controller</text:span></text:p></draw:rect><draw:custom-shape draw:style-name="gr4" draw:text-style-name="P30" svg:width="0.348cm" svg:height="0.981cm" svg:x="11.917cm" svg:y="0.95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0" svg:width="1.736cm" svg:height="1.639cm" svg:x="10.181cm" svg:y="4.886cm"><text:p text:style-name="P29"><text:span text:style-name="T12">Turnout </text:span></text:p><text:p text:style-name="P29"><text:span text:style-name="T12">Motor</text:span></text:p></draw:rect><draw:custom-shape draw:style-name="gr4" draw:text-style-name="P30" svg:width="0.348cm" svg:height="0.983cm" svg:x="10.874cm" svg:y="3.90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0" svg:width="2.079cm" svg:height="0.983cm" svg:x="12.264cm" svg:y="4.886cm"><text:p text:style-name="P29"><text:span text:style-name="T12">Position</text:span></text:p><text:p text:style-name="P29"><text:span text:style-name="T12">feedback</text:span></text:p></draw:rect><draw:custom-shape draw:style-name="gr4" draw:text-style-name="P30" svg:width="0.346cm" svg:height="0.983cm" svg:x="12.955cm" svg:y="3.90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Standard">The diagram shows CAN but it could also be Wireless, Ethernet or WiFi and is likely a combination of several technologies. A layout may hav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a USB PC interface. Medium level DCC Command Stations might add Ethernet and Wireless interfaces whereas top end DCC Command Stations may also add WiFi. It is also likely that manufacturers will provide various interface devices (repeaters, bridges or gateways) to link each of the NMRAnet segment types like CAN to Ethernet, CAN to USB (for PC access), CAN to Wireless and Ethernet to Wireless (for wireless throttles). WiFi interfaces are likely to use consumer grade Ethernet to WiFi Access Points but some markets may opt for a WiFi interface in the DCC Command Station. </text:p>
      <text:p text:style-name="Standard">Each segment of a NMRAnet is by default transparently connected to all other segments. A single CAN cable would be a NMRAnet segment, as would two CAN cables connected by a repeater or bridge. An Ethernet link would also be a segment, as would TCP/IP network connections. </text:p>
      <text:p text:style-name="Standard"/>
      <text:p text:style-name="P16">Two or more segments can be connected by repeater or bridge devices as shown in the diagram below.</text:p>
      <text:p text:style-name="Standard"><draw:g text:anchor-type="paragraph" draw:z-index="14" draw:style-name="gr2"><draw:rect draw:style-name="gr3" draw:text-style-name="P33" svg:width="2.58cm" svg:height="2.213cm" svg:x="2.531cm" svg:y="2.142cm"><text:p text:style-name="P29"><text:span text:style-name="T13">Mimic</text:span></text:p><text:p text:style-name="P29"><text:span text:style-name="T13">Controller</text:span></text:p></draw:rect><draw:rect draw:style-name="gr3" draw:text-style-name="P33" svg:width="4.054cm" svg:height="1.844cm" svg:x="1.794cm" svg:y="5.458cm"><text:p text:style-name="P29"><text:span text:style-name="T13">Mimic Panel</text:span></text:p></draw:rect><draw:custom-shape draw:style-name="gr4" draw:text-style-name="P33" svg:width="1.105cm" svg:height="1.105cm" svg:x="3.269cm" svg:y="4.35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5" draw:text-style-name="P33" svg:x1="6.215cm" svg:y1="1.037cm" svg:x2="6.215cm" svg:y2="3.616cm"><text:p/></draw:line><draw:frame draw:style-name="gr7" draw:text-style-name="P34" svg:width="1.474cm" svg:height="0.756cm" svg:x="5.479cm" svg:y="0.3cm"><draw:text-box><text:p text:style-name="P31"><text:span text:style-name="T13">CAN</text:span></text:p></draw:text-box></draw:frame><draw:custom-shape draw:style-name="gr4" draw:text-style-name="P33" svg:width="0.369cm" svg:height="1.105cm" draw:transform="rotate (-1.57079632679579) translate (6.21418055555556cm 2.87866666666667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3" svg:width="2.581cm" svg:height="2.213cm" svg:x="12.109cm" svg:y="2.142cm"><text:p text:style-name="P29"><text:span text:style-name="T13">Turnout</text:span></text:p><text:p text:style-name="P29"><text:span text:style-name="T13">Controller</text:span></text:p></draw:rect><draw:rect draw:style-name="gr3" draw:text-style-name="P33" svg:width="1.842cm" svg:height="1.844cm" svg:x="11.374cm" svg:y="5.458cm"><text:p text:style-name="P29"><text:span text:style-name="T13">Turnout </text:span></text:p><text:p text:style-name="P29"><text:span text:style-name="T13">Motor</text:span></text:p></draw:rect><draw:custom-shape draw:style-name="gr4" draw:text-style-name="P33" svg:width="0.369cm" svg:height="1.105cm" svg:x="12.109cm" svg:y="4.35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3" svg:width="2.211cm" svg:height="1.107cm" svg:x="13.584cm" svg:y="5.458cm"><text:p text:style-name="P29"><text:span text:style-name="T13">Position</text:span></text:p><text:p text:style-name="P29"><text:span text:style-name="T13">feedback</text:span></text:p></draw:rect><draw:custom-shape draw:style-name="gr4" draw:text-style-name="P33" svg:width="0.371cm" svg:height="1.105cm" svg:x="14.319cm" svg:y="4.35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5" draw:text-style-name="P33" svg:x1="11.005cm" svg:y1="1.037cm" svg:x2="11.005cm" svg:y2="3.616cm"><text:p/></draw:line><draw:custom-shape draw:style-name="gr4" draw:text-style-name="P33" svg:width="0.369cm" svg:height="1.105cm" draw:transform="rotate (-1.57079632679579) translate (12.1090972222222cm 2.87866666666667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7" draw:text-style-name="P34" svg:width="1.474cm" svg:height="0.756cm" svg:x="10.268cm" svg:y="0.3cm"><draw:text-box><text:p text:style-name="P31"><text:span text:style-name="T13">CAN</text:span></text:p></draw:text-box></draw:frame><draw:rect draw:style-name="gr3" draw:text-style-name="P33" svg:width="2.58cm" svg:height="2.211cm" svg:x="7.32cm" svg:y="1.037cm"><text:p text:style-name="P29"><text:span text:style-name="T13">CAN-CAN</text:span></text:p><text:p text:style-name="P29"><text:span text:style-name="T13">Bridge</text:span></text:p></draw:rect><draw:custom-shape draw:style-name="gr4" draw:text-style-name="P33" svg:width="0.368cm" svg:height="1.107cm" draw:transform="rotate (-1.57079632679579) translate (7.32013888888889cm 1.77623611111111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3" svg:width="0.368cm" svg:height="1.107cm" draw:transform="rotate (-1.57079632679579) translate (11.0049027777778cm 1.77623611111111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path draw:style-name="gr8" draw:text-style-name="P33" svg:width="4.42cm" svg:height="1.351cm" svg:x="6.583cm" svg:y="3.616cm" svg:viewBox="0 0 4421 1352" svg:d="m0 1352c2412-3042 4421 0 4421 0"><text:p/></draw:path><draw:frame draw:style-name="gr9" draw:text-style-name="P33" svg:width="2.211cm" svg:height="1.474cm" svg:x="7.689cm" svg:y="3.616cm"><draw:text-box><text:p text:style-name="P29"><text:span text:style-name="T13">All</text:span></text:p><text:p text:style-name="P29"><text:span text:style-name="T13">traffic</text:span></text:p></draw:text-box></draw:frame></draw:g>Simple repeater or bridge devices do not filter any messages and all messages are forwarded to all other segments. More intelligent interconnection devices can reduce required bandwidth by filtering messages that are not needed on other segments, these are called gateways. </text:p>
      <text:p text:style-name="Standard">As an example, a CAN segment with a number of nodes can be connected via a CAN-USB or CAN-Ethernet bridge to a PC running several separate control programs. As another example, a CAN segment in a series of modules can be connected via a gateway to an Ethernet backbone, which in turn connects via several other gateways to other CAN segments in other collections of modules. Several PCs can be connected via the Ethernet and interact with all the modules via the individual CAN segments.</text:p>
      <text:p text:style-name="Standard"><draw:g text:anchor-type="paragraph" draw:z-index="15" draw:style-name="gr2"><draw:rect draw:style-name="gr3" draw:text-style-name="P35" svg:width="1.93cm" svg:height="0.973cm" svg:x="2.594cm" svg:y="6.348cm"><text:p text:style-name="P29"><text:span text:style-name="T14">Mimic</text:span></text:p><text:p text:style-name="P29"><text:span text:style-name="T14">Controller</text:span></text:p></draw:rect><draw:rect draw:style-name="gr3" draw:text-style-name="P35" svg:width="3.031cm" svg:height="1.214cm" svg:x="2.044cm" svg:y="8.049cm"><text:p text:style-name="P29"><text:span text:style-name="T14">Mimic Panel</text:span></text:p></draw:rect><draw:custom-shape draw:style-name="gr4" draw:text-style-name="P35" svg:width="0.826cm" svg:height="0.729cm" svg:x="3.146cm" svg:y="7.3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5" draw:text-style-name="P35" svg:x1="5.347cm" svg:y1="5.621cm" svg:x2="2.316cm" svg:y2="5.621cm"><text:p/></draw:line><draw:frame draw:style-name="gr10" draw:text-style-name="P36" svg:width="1.636cm" svg:height="0.676cm" svg:x="2.044cm" svg:y="5.137cm"><draw:text-box><text:p text:style-name="P31"><text:span text:style-name="T14">CAN</text:span></text:p></draw:text-box></draw:frame><draw:custom-shape draw:style-name="gr4" draw:text-style-name="P35" svg:width="0.276cm" svg:height="0.727cm" svg:x="3.422cm" svg:y="5.62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5" svg:width="1.929cm" svg:height="0.973cm" svg:x="12.79cm" svg:y="6.348cm"><text:p text:style-name="P29"><text:span text:style-name="T14">Turnout</text:span></text:p><text:p text:style-name="P29"><text:span text:style-name="T14">Controller</text:span></text:p></draw:rect><draw:rect draw:style-name="gr3" draw:text-style-name="P35" svg:width="1.38cm" svg:height="1.214cm" svg:x="12.238cm" svg:y="8.049cm"><text:p text:style-name="P29"><text:span text:style-name="T14">Turnout </text:span></text:p><text:p text:style-name="P29"><text:span text:style-name="T14">Motor</text:span></text:p></draw:rect><draw:custom-shape draw:style-name="gr4" draw:text-style-name="P35" svg:width="0.276cm" svg:height="0.729cm" svg:x="12.79cm" svg:y="7.3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5" svg:width="1.655cm" svg:height="0.727cm" svg:x="13.89cm" svg:y="8.049cm"><text:p text:style-name="P29"><text:span text:style-name="T14">Position</text:span></text:p><text:p text:style-name="P29"><text:span text:style-name="T14">feedback</text:span></text:p></draw:rect><draw:custom-shape draw:style-name="gr4" draw:text-style-name="P35" svg:width="0.276cm" svg:height="0.729cm" svg:x="14.442cm" svg:y="7.3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5" draw:text-style-name="P35" svg:x1="15.544cm" svg:y1="5.621cm" svg:x2="12.513cm" svg:y2="5.621cm"><text:p/></draw:line><draw:frame draw:style-name="gr10" draw:text-style-name="P36" svg:width="1.671cm" svg:height="0.676cm" svg:x="12.238cm" svg:y="5.137cm"><draw:text-box><text:p text:style-name="P31"><text:span text:style-name="T14">CAN</text:span></text:p></draw:text-box></draw:frame><draw:custom-shape draw:style-name="gr4" draw:text-style-name="P35" svg:width="0.274cm" svg:height="0.727cm" svg:x="13.617cm" svg:y="5.62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5" svg:width="1.93cm" svg:height="0.973cm" svg:x="7.83cm" svg:y="6.348cm"><text:p text:style-name="P29"><text:span text:style-name="T14">Turnout</text:span></text:p><text:p text:style-name="P29"><text:span text:style-name="T14">Controller</text:span></text:p></draw:rect><draw:rect draw:style-name="gr3" draw:text-style-name="P35" svg:width="1.378cm" svg:height="1.214cm" svg:x="7.279cm" svg:y="8.049cm"><text:p text:style-name="P29"><text:span text:style-name="T14">Turnout </text:span></text:p><text:p text:style-name="P29"><text:span text:style-name="T14">Motor</text:span></text:p></draw:rect><draw:custom-shape draw:style-name="gr4" draw:text-style-name="P35" svg:width="0.276cm" svg:height="0.729cm" svg:x="7.83cm" svg:y="7.3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5" svg:width="1.655cm" svg:height="0.727cm" svg:x="8.93cm" svg:y="8.049cm"><text:p text:style-name="P29"><text:span text:style-name="T14">Position</text:span></text:p><text:p text:style-name="P29"><text:span text:style-name="T14">feedback</text:span></text:p></draw:rect><draw:custom-shape draw:style-name="gr4" draw:text-style-name="P35" svg:width="0.278cm" svg:height="0.729cm" svg:x="9.482cm" svg:y="7.3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5" draw:text-style-name="P35" svg:x1="10.584cm" svg:y1="5.621cm" svg:x2="7.553cm" svg:y2="5.621cm"><text:p/></draw:line><draw:frame draw:style-name="gr10" draw:text-style-name="P36" svg:width="1.721cm" svg:height="0.676cm" svg:x="7.279cm" svg:y="5.137cm"><draw:text-box><text:p text:style-name="P31"><text:span text:style-name="T14">CAN</text:span></text:p></draw:text-box></draw:frame><draw:custom-shape draw:style-name="gr4" draw:text-style-name="P35" svg:width="0.274cm" svg:height="0.727cm" svg:x="8.657cm" svg:y="5.622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5" draw:text-style-name="P35" svg:x1="14.991cm" svg:y1="3.196cm" svg:x2="2.593cm" svg:y2="3.196cm"><text:p/></draw:line><draw:frame draw:style-name="gr10" draw:text-style-name="P36" svg:width="2.181cm" svg:height="0.676cm" svg:x="2.319cm" svg:y="2.709cm"><draw:text-box><text:p text:style-name="P31"><text:span text:style-name="T14">Ethernet</text:span></text:p></draw:text-box></draw:frame><draw:custom-shape draw:style-name="gr4" draw:text-style-name="P35" svg:width="0.278cm" svg:height="0.729cm" svg:x="3.972cm" svg:y="4.89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5" svg:width="2.481cm" svg:height="0.973cm" svg:x="2.87cm" svg:y="3.921cm"><text:p text:style-name="P29"><text:span text:style-name="T14">Ethernet-CAN</text:span></text:p><text:p text:style-name="P29"><text:span text:style-name="T14">Gateway</text:span></text:p></draw:rect><draw:custom-shape draw:style-name="gr4" draw:text-style-name="P35" svg:width="0.278cm" svg:height="0.727cm" svg:x="3.972cm" svg:y="3.195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5" svg:width="0.276cm" svg:height="0.729cm" svg:x="9.207cm" svg:y="4.89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5" svg:width="0.276cm" svg:height="0.727cm" svg:x="9.207cm" svg:y="3.195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5" svg:width="0.278cm" svg:height="0.729cm" svg:x="14.165cm" svg:y="4.893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5" svg:width="0.278cm" svg:height="0.727cm" svg:x="14.165cm" svg:y="3.195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5" svg:width="0.276cm" svg:height="0.729cm" svg:x="4.249cm" svg:y="2.466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5" svg:width="2.481cm" svg:height="1.456cm" svg:x="3.146cm" svg:y="1.011cm"><text:p text:style-name="P29"><text:span text:style-name="T14">Personal</text:span></text:p><text:p text:style-name="P29"><text:span text:style-name="T14">Computer</text:span></text:p></draw:rect><draw:rect draw:style-name="gr3" draw:text-style-name="P35" svg:width="2.481cm" svg:height="0.973cm" svg:x="8.105cm" svg:y="3.921cm"><text:p text:style-name="P29"><text:span text:style-name="T14">Ethernet-CAN</text:span></text:p><text:p text:style-name="P29"><text:span text:style-name="T14">Gateway</text:span></text:p></draw:rect><draw:rect draw:style-name="gr3" draw:text-style-name="P35" svg:width="2.481cm" svg:height="0.973cm" svg:x="13.065cm" svg:y="3.921cm"><text:p text:style-name="P29"><text:span text:style-name="T14">Ethernet-CAN</text:span></text:p><text:p text:style-name="P29"><text:span text:style-name="T14">Gateway</text:span></text:p></draw:rect><draw:custom-shape draw:style-name="gr4" draw:text-style-name="P35" svg:width="0.276cm" svg:height="0.729cm" svg:x="7.554cm" svg:y="2.466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5" svg:width="2.479cm" svg:height="0.971cm" svg:x="6.452cm" svg:y="1.496cm"><text:p text:style-name="P29"><text:span text:style-name="T14">Broadband</text:span></text:p><text:p text:style-name="P29"><text:span text:style-name="T14">Router</text:span></text:p></draw:rect><draw:custom-shape draw:style-name="gr4" draw:text-style-name="P35" svg:width="0.278cm" svg:height="0.729cm" svg:x="10.585cm" svg:y="2.466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3" draw:text-style-name="P35" svg:width="2.864cm" svg:height="0.971cm" svg:x="9.408cm" svg:y="1.496cm"><text:p text:style-name="P29"><text:span text:style-name="T14">WiFi or Wireless</text:span></text:p><text:p text:style-name="P29"><text:span text:style-name="T14"><text:s/></text:span><text:span text:style-name="T14">Router</text:span></text:p></draw:rect><draw:custom-shape draw:style-name="gr4" draw:text-style-name="P35" svg:width="0.276cm" svg:height="0.729cm" svg:x="7.554cm" svg:y="0.767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0" draw:text-style-name="P36" svg:width="3.306cm" svg:height="0.676cm" svg:x="6.177cm" svg:y="0.3cm"><draw:text-box><text:p text:style-name="P31"><text:span text:style-name="T14">To the wider world</text:span></text:p></draw:text-box></draw:frame><draw:polyline draw:style-name="gr11" draw:text-style-name="P35" svg:width="1.101cm" svg:height="0.727cm" svg:x="11.987cm" svg:y="0.716cm" svg:viewBox="0 0 1102 728" draw:points="0,728 551,243 551,485 1102,0"><text:p/></draw:polyline><draw:g draw:style-name="gr12"><draw:rect draw:style-name="gr13" draw:text-style-name="P35" svg:width="1.654cm" svg:height="0.486cm" svg:x="13.065cm" svg:y="1.253cm"><text:p text:style-name="P29"><text:span text:style-name="T14">Throttle</text:span></text:p></draw:rect><draw:line draw:style-name="gr14" draw:text-style-name="P35" svg:x1="13.889cm" svg:y1="1.252cm" svg:x2="13.889cm" svg:y2="0.767cm"><text:p/></draw:line></draw:g><draw:g draw:style-name="gr12"><draw:rect draw:style-name="gr13" draw:text-style-name="P35" svg:width="1.654cm" svg:height="0.484cm" svg:x="13.34cm" svg:y="1.496cm"><text:p text:style-name="P29"><text:span text:style-name="T14">Throttle</text:span></text:p></draw:rect><draw:line draw:style-name="gr14" draw:text-style-name="P35" svg:x1="14.164cm" svg:y1="1.495cm" svg:x2="14.164cm" svg:y2="1.01cm"><text:p/></draw:line></draw:g><draw:g draw:style-name="gr12"><draw:rect draw:style-name="gr13" draw:text-style-name="P35" svg:width="1.652cm" svg:height="0.486cm" svg:x="13.617cm" svg:y="1.738cm"><text:p text:style-name="P29"><text:span text:style-name="T14">Throttle</text:span></text:p></draw:rect><draw:line draw:style-name="gr14" draw:text-style-name="P35" svg:x1="14.441cm" svg:y1="1.739cm" svg:x2="14.441cm" svg:y2="1.254cm"><text:p/></draw:line></draw:g></draw:g></text:p>
      <text:h text:style-name="Heading_20_1" text:outline-level="1"><text:soft-page-break/>Producer/Consumer Events</text:h>
      <text:p text:style-name="Standard">The NMRAnet makes use of stateless messages called Events, which are part of a model <text:s/>formally called “The Consumer-Producer Model”. <text:s/>This is a relatively new and powerful concept that is well established in the industrial control industry. <text:s/>In it a producer-node reacts to a change in its environment by <text:s/>producing (sending) an Event-message. <text:s/>Similarly, a consumer-node consumes (receives and processes) this message and causes some Action to happen. <text:s/>For example, <text:s/>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o that Event. <text:s/></text:p>
      <text:p text:style-name="Standard">The Producer-Consumer model has some specific details that need to be stressed. <text:s/>Events indicate only that a change has occurred, but do not carry state information --- no information as to what changed can be inferred from the Event. <text:s/>Similarly, the eventual Action(s) cannot be inferred from the Event. <text:s/>The Event represents an abstract concept, rather than carrying actual information. <text:s/>For example, an Event might represent “Night-time running”, and it could be produced by any one of: a push-button; a timer; or a program in a computer, while it might be consumed by nodes that<text:change-start text:change-id="ct281197544"/> <text:change-end text:change-id="ct281197544"/>control: street-lights; station-displays or even automated train-routers. While this might seem limiting,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p>
      <text:p text:style-name="P16">The diagram below shows how Events from various push buttons and turnout controllers are able to be configured to Produce and Consume different Events to effect a route selector complete with route and button locking.</text:p>
      <text:h text:style-name="Heading_20_1" text:outline-level="1"><draw:frame draw:style-name="fr1" draw:name="graphics1" text:anchor-type="paragraph" svg:width="15.663cm" svg:height="11.562cm" draw:z-index="16"><draw:image xlink:href="Pictures/2000000700003D3000002D2BA920B1F8.svm" xlink:type="simple" xlink:show="embed" xlink:actuate="onLoad"/></draw:frame></text:h>
      <text:h text:style-name="Heading_20_1" text:outline-level="1">XML Based Node Configuration Definitions</text:h>
      <text:p text:style-name="Standard">All NMRAnet nodes will contain a compressed XML document that contains all the relevant information for an external Configuration Tool (CT) to be able to to use to know how to configure the node. It is expected that the CT will use the data in the XML file to render some form of suitable Graphical User Interface to allow the user to easily and intuitively configure all aspects of the node's capabilities. An important design choice was to embed this XML document into each node so that the system has all it needs to configure the node without having to source the XML file externally to the NMRAnet from the manufacturer or some other on-line repository via the Internet or a CD/DVD etc. While the CT is likely to be a program running on a PC, it could be a hand-held device like mobile phone or PDA or even a custom built CT. <text:s/></text:p>
      <text:h text:style-name="Heading_20_1" text:outline-level="1">CAN Node Id Alias Self Assignment</text:h>
      <text:p text:style-name="Standard">Because of the small CAN frame sizes it is not possible to fit a 48-bit Source Node Id (SID) into an 11-<text:change text:change-id="ct213582640"/><text:change-start text:change-id="ct213582840"/>byte<text:change-end text:change-id="ct213582840"/> Extended CAN 2.0 frame and have much space left for anything else. So to make NMRAnet work on CAN we <text:change text:change-id="ct213583040"/><text:change-start text:change-id="ct213640880"/>have used<text:change-end text:change-id="ct213640880"/> a shortened <text:change text:change-id="ct213640984"/><text:change-start text:change-id="ct213641184"/>form<text:change-end text:change-id="ct213641184"/> of the NID called an Node Id Alias or NIDa. This is a 16-bit number th<text:soft-page-break/>at is dynamically assigned at system start-up by each node using <text:change text:change-id="ct213641384"/><text:change-start text:change-id="ct214620448"/>its<text:change-end text:change-id="ct214620448"/> NID as a seed to a pseudo random number generator (PRNG) algorithm<text:change-start text:change-id="ct214620648"/>,<text:change-end text:change-id="ct214620648"/> and then <text:change text:change-id="ct214620848"/><text:change-start text:change-id="ct214620952"/>using<text:change-end text:change-id="ct214620952"/> the PRNG to generate a sequence of potential 16-bit NIDa numbers<text:change-start text:change-id="ct281342592"/>,<text:change-end text:change-id="ct281342592"/> which it then uses in a special 29-bit CAN arbitration header only Remote Transmission Request (RTR) frame to probe the CAN network for other nodes using the same NIDa number. This probe is actually a sequence of 6 request<text:change-start text:change-id="ct136430608"/>s<text:change-end text:change-id="ct136430608"/> where the 29-bit RTR CAN frame contains 5-bits of protocol management<text:change-start text:change-id="ct136430808"/>,<text:change-end text:change-id="ct136430808"/> that is described elsewhere<text:change-start text:change-id="ct279553520"/>;<text:change-end text:change-id="ct279553520"/><text:change text:change-id="ct136430912"/> the 16-bit NIDa<text:change-start text:change-id="ct279553720"/>;<text:change-end text:change-id="ct279553720"/> and 8-bits of the 48-bit NID taken in sequence such that each of the 6 RTR probe messages will contain a part of the NID so that any other node trying to claim the same NIDa will at some point in the 6 frame RTR sequence will send a RTR frame that contains a different 8-bit NID portion and so CAN will only allow one of the nodes contending for the same NIDa to send their RTR frame. The other nodes that were blocked by the CAN arbitration mechanism should receive the RTR frame and detect that another node <text:s/>is also trying claim the same NIDa and has won and so the others should generate another potential 16-bit NIDa using their PRNG and repeat the process until it finds an unchallenged NIDa. Once an unused NIDa is found that node will announce to the NMRAnet it's new NIDa along with it's full NID.</text:p>
      <text:h text:style-name="Heading_20_1" text:outline-level="1">Use Cases</text:h>
      <text:p text:style-name="Standard">The table below describes the Use Cases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diagnostic device(s). </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This must be possible without reconfiguring all the existing nodes, event IDs, etc.</text:p>
          </table:table-cell>
        </table:table-row>
        <text:soft-page-break/>
        <table:table-row>
          <table:table-cell table:style-name="UseCases.A2" office:value-type="string">
            <text:p text:style-name="Standard">Connect Multiple Programs</text:p>
          </table:table-cell>
          <table:table-cell table:style-name="UseCases.B2" office:value-type="string">
            <text:p text:style-name="Standard">The user wants to run multiple programs from multiple vendors in his home computer that simultaneously connect to the layout NMRAnet and control/monitor it.</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wo or three nodes controlling the module. These modules are separately built, with no central administration. They are brought to a central location for a meet, where they are all connected together in some pre-planned orientation. The NMRAnets are connected in some fashion, and used to operate the entire layout from both central and distributed locations. </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It must be possible to build automated tools for translating, disambiguating Event IDs. Conventions and/or tools for connecting across the boundaries are needed so that e.g. signaling systems can work with adjacent modules they've never met before. It must be possible to build automated tools for health monitoring across the layout.</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able:table-row>
          <table:table-cell table:style-name="Table4.A2" office:value-type="string">
            <text:p text:style-name="Standard">Ethernet-CAN <text:soft-page-break/>Interface</text:p>
          </table:table-cell>
          <table:table-cell table:style-name="Table4.B2" office:value-type="string">
            <text:p text:style-name="Standard">Module to allow a CAN segment on e.g. a module to be connected to an Ethernet <text:soft-page-break/>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1">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1">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1">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1">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1">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1">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1">A 64-bit number that identifies a specific Event. NMRAnet Event IDs must be globally unique. </text:p>
            <text:p text:style-name="P11">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1">Connects two segments of the NMRAnet, optionally suppressing messages that are known to be not relevant to the far segment. If needed, so translation from one message form to another.</text:p>
          </table:table-cell>
        </table:table-row>
        <text:soft-page-break/>
        <table:table-row>
          <table:table-cell table:style-name="CommonTerms.A2" office:value-type="string">
            <text:p text:style-name="List_20_Heading">Installation</text:p>
          </table:table-cell>
          <table:table-cell table:style-name="CommonTerms.B2" office:value-type="string">
            <text:p text:style-name="P11">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1">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Message</text:p>
          </table:table-cell>
          <table:table-cell table:style-name="CommonTerms.B2" office:value-type="string">
            <text:p text:style-name="P11">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1">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0">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1">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1">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1">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1">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1">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1">Version of the NMRAnet common messages, interactions, etc adapted to a particular transport mechanism. Examples are the wire protocols for CAN bus segments and TCP/IP links.</text:p>
          </table:table-cell>
        </table:table-row>
      </table:table>
      <text:h text:style-name="Heading_20_2" text:outline-level="2"/>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1">A Packet is a single transmission on a NMRAnet segment. </text:p>
          </table:table-cell>
        </table:table-row>
      </table:table>
      <text:p text:style-name="P11"/>
      <text:h text:style-name="Heading_20_2" text:outline-level="2"><text:soft-page-break/>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1">A Frame is packet as it is defined on the CAN bus. It consists of a 11 or 29 bit CAN header and zero through 8 bytes of data.</text:p>
          </table:table-cell>
        </table:table-row>
      </table:table>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Executive Summary<text:tab/>1</text:p>
          <text:p text:style-name="P20">Introduction<text:tab/>2</text:p>
          <text:p text:style-name="P20">Guiding Principles and Design Philosophy<text:tab/>2</text:p>
          <text:p text:style-name="P20">What is NMRAnet?<text:tab/>3</text:p>
          <text:p text:style-name="P20">Key Features of the NMRAnet 9.6 Protocol Proposal<text:tab/>3</text:p>
          <text:p text:style-name="P20">NMRAnet Network Topology<text:tab/>5</text:p>
          <text:p text:style-name="P20">Producer/Consumer Events<text:tab/>7</text:p>
          <text:p text:style-name="P20">XML Based Node Configuration Definitions<text:tab/>8</text:p>
          <text:p text:style-name="P20">CAN Node Id Alias Self Assignment<text:tab/>8</text:p>
          <text:p text:style-name="P20">Use Cases<text:tab/>9</text:p>
          <text:p text:style-name="P20">Typical Equipment<text:tab/>10</text:p>
          <text:p text:style-name="P20">Glossary of Terms used in NMRAnet<text:tab/>11</text:p>
          <text:p text:style-name="P17">Common Terms<text:tab/>11</text:p>
          <text:p text:style-name="P17">Wire Protocol Terms<text:tab/>12</text:p>
          <text:p text:style-name="P17">CAN Wire Protocol Terms<text:tab/>1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1"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2</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06" text:date-value="2009-08-17T16:57:52.15">8/17/2009</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2</text:page-number></text:span></text:span><text:span text:style-name="Page_20_Number"><text:span text:style-name="MT6"> of </text:span></text:span><text:span text:style-name="Page_20_Number"><text:span text:style-name="MT6"><text:page-count style:num-format="1">13</text:page-count></text:span></text:span><text:span text:style-name="Page_20_Number"><text:span text:style-name="MT6"> - </text:span></text:span><text:span text:style-name="Page_20_Number"><text:span text:style-name="MT6"><text:date style:data-style-name="N106" text:date-value="2009-08-17T16:57:52.17">8/17/2009</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19</meta:editing-cycles>
    <meta:editing-duration>PT06H59M08S</meta:editing-duration>
    <meta:generator>OpenOffice.org/3.1$Win32 OpenOffice.org_project/310m11$Build-9399</meta:generator>
    <dc:date>2009-08-17T16:57:51.98</dc:date>
    <dc:creator>David Harris</dc:creator>
    <meta:document-statistic meta:table-count="6" meta:image-count="1" meta:object-count="0" meta:page-count="13" meta:paragraph-count="191" meta:word-count="4518" meta:character-count="27267"/>
    <meta:user-defined meta:name="Info 1"/>
    <meta:user-defined meta:name="Info 2"/>
    <meta:user-defined meta:name="Info 3"/>
    <meta:user-defined meta:name="Info 4"/>
  </office:meta>
</office:document-meta>
</file>